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aab0" officeooo:paragraph-rsid="0017aab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7aab0" officeooo:paragraph-rsid="0017aab0" style:font-size-asian="14pt" style:font-size-complex="14pt"/>
    </style:style>
    <style:style style:name="P3" style:family="paragraph" style:parent-style-name="Standard" style:master-page-name="">
      <style:paragraph-properties fo:margin-left="0in" fo:margin-right="1in" fo:text-indent="0in" style:auto-text-indent="false" style:page-number="auto"/>
      <style:text-properties fo:font-size="14pt" officeooo:rsid="0017aab0" officeooo:paragraph-rsid="0017aab0" style:font-size-asian="14pt" style:font-size-complex="14pt"/>
    </style:style>
    <style:style style:name="T1" style:family="text">
      <style:text-properties officeooo:rsid="00182510"/>
    </style:style>
    <style:style style:name="T2" style:family="text">
      <style:text-properties officeooo:rsid="0019a980"/>
    </style:style>
    <style:style style:name="T3" style:family="text">
      <style:text-properties officeooo:rsid="001a7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om it May Concern,</text:p>
      <text:p text:style-name="P2">I have enjoyed two years' formal education building, troubleshooting, and interfacing systems of analog and digital electronics. I also have several years' experience writing and typesetting publication-quality technical documents in LaTeX. I gained this experience while writing my homework solutions, my lab reports, and my thesis <text:span text:style-name="T1">with LaTeX</text:span>.</text:p>
      <text:p text:style-name="P2"/>
      <text:p text:style-name="P2"><text:span text:style-name="T1">For my thesis, I </text:span>used Matlab for image analysis and python for data-visualization. The image analysis <text:span text:style-name="T1">objectively</text:span> measure<text:span text:style-name="T1">s</text:span> each <text:span text:style-name="T1">user-selected </text:span>cell's size and shape <text:span text:style-name="T1">throughout a movie</text:span>. <text:span text:style-name="T1">My thesis visualized the size data and shape data for these cells as the cells detached from a substrate.</text:span></text:p>
      <text:p text:style-name="P2"/>
      <text:p text:style-name="P2">My drive to innovate and optimize as well as my enthusiasm for working with technology make me valuable to any employer. <text:span text:style-name="T1">I hope for </text:span>a position in <text:span text:style-name="T1">or close to</text:span> research. If there <text:span text:style-name="T2">are</text:span> doubt<text:span text:style-name="T2">s</text:span> <text:span text:style-name="T2">about</text:span> my qualifications, personality, or enthusiasm then please interview me so that I may lay these doubts to rest.</text:p>
      <text:p text:style-name="P1"></text:p>
      <text:p text:style-name="P1">Signed,</text:p>
      <text:p text:style-name="P3">Kyle Thoma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7898in" fo:margin-bottom="0.789in" fo:margin-left="1.2835in" fo:margin-right="1.48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5:27:37.219331038</meta:creation-date>
    <dc:date>2015-10-29T16:03:29.531978941</dc:date>
    <meta:editing-duration>PT4M31S</meta:editing-duration>
    <meta:editing-cycles>2</meta:editing-cycles>
    <meta:generator>LibreOffice/4.2.8.2$Linux_ARM_EABI LibreOffice_project/420m0$Build-2</meta:generator>
    <meta:document-statistic meta:table-count="0" meta:image-count="0" meta:object-count="0" meta:page-count="1" meta:paragraph-count="7" meta:word-count="156" meta:character-count="983" meta:non-whitespace-character-count="828"/>
  </office:meta>
</office:document-meta>
</file>